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line-height="115%" fo:padding="0in" fo:border="none"/>
    </style:style>
    <style:style style:name="P3" style:family="paragraph" style:parent-style-name="Standard" style:master-page-name="Standard">
      <style:paragraph-properties fo:margin-top="0in" fo:margin-bottom="0in" loext:contextual-spacing="false" fo:line-height="115%" style:page-number="1" fo:padding="0in" fo:border="none"/>
    </style:style>
    <style:style style:name="P4" style:family="paragraph" style:parent-style-name="Standard" style:list-style-name="WWNum1">
      <style:paragraph-properties fo:margin-left="0.5in" fo:margin-right="0in" fo:margin-top="0in" fo:margin-bottom="0in" loext:contextual-spacing="true" fo:line-height="115%" fo:text-indent="-0.25in" style:auto-text-indent="false" fo:padding="0in" fo:border="non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nron Submission Free-Response Questions</text:span></text:p>
      <text:p text:style-name="P2"/>
      <text:p text:style-name="P2">A critical part of machine learning is making sense of your analysis process and communicating it to others. The questions below will help us understand your decision-making process and allow us to give feedback on your project. Please answer each question; your answers should be about 1-2 paragraphs per question. If you find yourself writing much more than that, take a step back and see if you can simplify your response!</text:p>
      <text:p text:style-name="P2"/>
      <text:p text:style-name="P2">When your evaluator looks at your responses, he or she will use a specific list of rubric items to assess your answers. Here is the link to that rubric: [<text:a xlink:type="simple" xlink:href="https://review.udacity.com/#!/projects/3174288624/rubric" text:style-name="Internet_20_link" text:visited-style-name="Visited_20_Internet_20_Link"><text:span text:style-name="T2">Link</text:span></text:a>] Each question has one or more specific rubric items associated with it, so before you submit an answer, take a look at that part of the rubric. If your response does not meet expectations for all rubric points, you will be asked to revise and resubmit your project. Make sure that your responses are detailed enough that the evaluator will be able to understand the steps you took and your thought processes as you went through the data analysis.</text:p>
      <text:p text:style-name="P2"/>
      <text:p text:style-name="P2">Once you’ve submitted your responses, your coach will take a look and may ask a few more focused follow-up questions on one or more of your answers. <text:s/></text:p>
      <text:p text:style-name="P2"/>
      <text:p text:style-name="P2">We can’t wait to see what you’ve put together for this project!</text:p>
      <text:p text:style-name="P2"/>
      <text:p text:style-name="P2"/>
      <text:list xml:id="list5996700081849041351" text:style-name="WWNum1">
        <text:list-item>
          <text:p text:style-name="P4">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text:s/>[relevant rubric items: “data exploration”, “outlier investigation”]</text:p>
        </text:list-item>
      </text:list>
      <text:p text:style-name="P2"/>
      <text:list xml:id="list91941393600842" text:continue-numbering="true" text:style-name="WWNum1">
        <text:list-item>
          <text:p text:style-name="P4">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text:s/>[relevant rubric items: “create new features”, “intelligently select features”, “properly scale features”]</text:p>
        </text:list-item>
      </text:list>
      <text:p text:style-name="P2"/>
      <text:list xml:id="list91940938094559" text:continue-numbering="true" text:style-name="WWNum1">
        <text:list-item>
          <text:p text:style-name="P4">What algorithm did you end up using? What other one(s) did you try? How did model performance differ between algorithms? <text:s/>[relevant rubric item: “pick an algorithm”]</text:p>
        </text:list-item>
      </text:list>
      <text:p text:style-name="P2"/>
      <text:list xml:id="list91940077381835" text:continue-numbering="true" text:style-name="WWNum1">
        <text:list-item>
          <text:p text:style-name="P4">What does it mean to tune the parameters of an algorithm, and what can happen if you don’t do this well? <text:s/>How did you tune the parameters of your particular algorithm? What parameters did you tune?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text:s/>[relevant rubric items: “discuss parameter tuning”, “tune the algorithm”]</text:p>
        </text:list-item>
      </text:list>
      <text:p text:style-name="P2"/>
      <text:list xml:id="list91940991597949" text:continue-numbering="true" text:style-name="WWNum1">
        <text:list-item>
          <text:p text:style-name="P4">What is validation, and what’s a classic mistake you can make if you do it wrong? How did you validate your analysis? <text:s/>[relevant rubric items: “discuss validation”, “validation strategy”]</text:p>
        </text:list-item>
      </text:list>
      <text:p text:style-name="P2"/>
      <text:list xml:id="list91940900912307" text:continue-numbering="true" text:style-name="WWNum1">
        <text:list-item>
          <text:p text:style-name="P4">Give at least 2 evaluation metrics and your average performance for each of them. <text:s/>Explain an interpretation of your metrics that says something human-understandable about your algorithm’s performance. [relevant rubric item: “usage of evaluation metrics”]</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629" meta:character-count="3703" meta:non-whitespace-character-count="3082"/>
    <meta:generator>LibreOfficeDev/5.1.0.3$Linux_X86_64 LibreOffice_project/</meta:generator>
  </office:meta>
</office:document-meta>
</file>